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2ef5f3" style:font-name-asian="Nimbus Mono L"/>
    </style:style>
    <style:style style:name="P24" style:family="paragraph" style:parent-style-name="Preformatted_20_Text">
      <style:text-properties style:font-name="Nimbus Mono L" officeooo:rsid="002ef5f3" officeooo:paragraph-rsid="002ef5f3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officeooo:rsid="002163a3"/>
    </style:style>
    <style:style style:name="T21" style:family="text">
      <style:text-properties officeooo:rsid="002ef5f3"/>
    </style:style>
    <style:style style:name="T22" style:family="text">
      <style:text-properties officeooo:rsid="0033e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516_1993623062"/><text:bookmark-start text:name="__DdeLink__975_182682679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518_1993623062"/><text:bookmark-start text:name="__DdeLink__978_182682679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520_1993623062"/><text:bookmark-start text:name="__DdeLink__983_1826826792"/>申请<text:bookmark-end text:name="__DdeLink__520_1993623062"/>入住原因<text:bookmark-end text:name="__DdeLink__983_1826826792"/><text:tab/><text:tab/><text:tab/><text:tab/></text:p>
      <text:p text:style-name="P3"><text:tab/><text:tab/><text:tab/><text:tab/>字段名称_<text:span text:style-name="T4">6</text:span>:<text:bookmark-start text:name="__DdeLink__522_1993623062"/><text:bookmark-start text:name="__DdeLink__986_1826826792"/>住宿<text:bookmark-end text:name="__DdeLink__522_1993623062"/>负责人<text:bookmark-end text:name="__DdeLink__986_1826826792"/></text:p>
      <text:p text:style-name="P3"><text:tab/><text:tab/><text:tab/><text:tab/>字段名称_<text:span text:style-name="T4">7</text:span>:<text:bookmark-start text:name="__DdeLink__991_1826826792"/>审核<text:bookmark-end text:name="__DdeLink__991_1826826792"/>状态</text:p>
      <text:p text:style-name="P3"><text:tab/><text:tab/><text:tab/><text:tab/>字段名称_<text:span text:style-name="T4">8</text:span>:<text:bookmark-start text:name="__DdeLink__526_1993623062"/><text:bookmark-start text:name="__DdeLink__994_182682679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528_1993623062"/><text:bookmark-start text:name="__DdeLink__996_1826826792"/>备注<text:bookmark-end text:name="__DdeLink__528_1993623062"/><text:bookmark-end text:name="__DdeLink__996_182682679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字段名称_<text:span text:style-name="T8">13</text:span>:审核状态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tab/><text:tab/><text:tab/><text:tab/>字段名称_<text:span text:style-name="T2">2</text:span>:项目组 <text:s text:c="3"/>标签类型：文本框 必填</text:p>
      <text:p text:style-name="P9"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soft-page-break/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2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核实状态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tab/><text:tab/><text:tab/><text:tab/>字段名称_<text:span text:style-name="T2">1</text:span>:地区 <text:s text:c="4"/>标签类型：文本框 必填</text:p>
      <text:p text:style-name="P12"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soft-page-break/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 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1"><text:tab/><text:tab/><text:tab/>功能名字_<text:span text:style-name="T19">5:审核</text:span> <text:s/>功能类型: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tab/><text:tab/><text:tab/><text:tab/>字段名称_<text:span text:style-name="T3">3</text:span>:宿舍地址</text:p>
      <text:p text:style-name="P16"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soft-page-break/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16"/>
      <text:p text:style-name="P20"><text:tab/><text:tab/>导航名_<text:span text:style-name="T20">5</text:span>:汇总表</text:p>
      <text:p text:style-name="P20"><text:tab/><text:tab/><text:tab/>功能名字_1:列表 <text:s/>功能类型:网格 (有网格/树形/编辑可选)</text:p>
      <text:p text:style-name="P20"><text:tab/><text:tab/><text:tab/><text:tab/><text:bookmark-start text:name="__DdeLink__1012_1826826792"/>字段名称_<text:span text:style-name="T2">1</text:span>:姓名</text:p>
      <text:p text:style-name="P20"><text:tab/><text:tab/><text:tab/><text:tab/>字段名称_<text:span text:style-name="T2">2</text:span>:员工编号</text:p>
      <text:p text:style-name="P20"><text:tab/><text:tab/><text:tab/><text:tab/>字段名称_<text:span text:style-name="T3">3</text:span>:岗位</text:p>
      <text:p text:style-name="P20"><text:tab/><text:tab/><text:tab/><text:tab/>字段名称_<text:span text:style-name="T3">4</text:span>:地区</text:p>
      <text:p text:style-name="P20"><text:tab/><text:tab/><text:tab/><text:tab/>字段名称_<text:span text:style-name="T4">5</text:span>:项目组<text:tab/><text:tab/></text:p>
      <text:p text:style-name="P20"><text:tab/><text:tab/><text:tab/><text:tab/>字段名称_<text:span text:style-name="T4">6</text:span>:入住宿舍`</text:p>
      <text:p text:style-name="P20"><text:tab/><text:tab/><text:tab/><text:tab/>字段名称_<text:span text:style-name="T4">7</text:span>:入住床位</text:p>
      <text:p text:style-name="P20"><text:tab/><text:tab/><text:tab/><text:tab/>字段名称_<text:span text:style-name="T4">8</text:span>:入住时间</text:p>
      <text:p text:style-name="P20"><text:tab/><text:tab/><text:tab/><text:tab/>字段名称_<text:span text:style-name="T4">9</text:span>:离宿时间</text:p>
      <text:p text:style-name="P20"><text:tab/><text:tab/><text:tab/><text:tab/>字段名称_<text:span text:style-name="T8">10</text:span>:领用/归还钥匙</text:p>
      <text:p text:style-name="P20"><text:tab/><text:tab/><text:tab/><text:tab/>字段名称_<text:span text:style-name="T8">11</text:span>:领用/归还床上用品<text:bookmark-end text:name="__DdeLink__1012_1826826792"/></text:p>
      <text:p text:style-name="P20"/>
      <text:p text:style-name="P20"><text:tab/></text:p>
      <text:p text:style-name="P23"><text:tab/><text:tab/><text:span text:style-name="T21">新增：模块设置导航权限</text:span></text:p>
      <text:p text:style-name="P24"><text:tab/><text:tab/><text:tab/>下拉导航权限</text:p>
      <text:p text:style-name="P24"><text:tab/><text:tab/><text:tab/>功能导航权限</text:p>
      <text:p text:style-name="P20"><text:tab/><text:tab/><text:tab/><text:tab/></text:p>
      <text:p text:style-name="P2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7-17T18:31:21.648148821</dc:date>
    <meta:editing-duration>PT5H20M10S</meta:editing-duration>
    <meta:editing-cycles>35</meta:editing-cycles>
    <meta:generator>LibreOffice/5.1.6.2.0$Linux_X86_64 LibreOffice_project/10$Build-2</meta:generator>
    <meta:document-statistic meta:table-count="0" meta:image-count="0" meta:object-count="0" meta:page-count="4" meta:paragraph-count="227" meta:word-count="3641" meta:character-count="5710" meta:non-whitespace-character-count="4118"/>
  </office:meta>
</office:document-meta>
</file>